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0ddca" officeooo:paragraph-rsid="0010ddca"/>
    </style:style>
    <style:style style:name="P2" style:family="paragraph" style:parent-style-name="Standard">
      <style:paragraph-properties fo:line-height="150%"/>
    </style:style>
    <style:style style:name="P3" style:family="paragraph" style:parent-style-name="Standard">
      <style:paragraph-properties fo:line-height="150%"/>
      <style:text-properties officeooo:paragraph-rsid="0011e9b5"/>
    </style:style>
    <style:style style:name="P4" style:family="paragraph" style:parent-style-name="Standard">
      <style:paragraph-properties fo:line-height="150%"/>
      <style:text-properties officeooo:paragraph-rsid="00132cde"/>
    </style:style>
    <style:style style:name="P5" style:family="paragraph" style:parent-style-name="Standard">
      <style:paragraph-properties fo:line-height="150%"/>
      <style:text-properties officeooo:paragraph-rsid="001331ca"/>
    </style:style>
    <style:style style:name="P6" style:family="paragraph" style:parent-style-name="Standard">
      <style:paragraph-properties fo:line-height="150%" fo:text-align="justify" style:justify-single-word="false"/>
      <style:text-properties officeooo:paragraph-rsid="0016ad53"/>
    </style:style>
    <style:style style:name="P7" style:family="paragraph" style:parent-style-name="Standard">
      <style:paragraph-properties fo:line-height="150%"/>
      <style:text-properties officeooo:rsid="0011e9b5" officeooo:paragraph-rsid="0011e9b5"/>
    </style:style>
    <style:style style:name="P8" style:family="paragraph" style:parent-style-name="Standard">
      <style:paragraph-properties fo:line-height="150%"/>
      <style:text-properties officeooo:rsid="00132838" officeooo:paragraph-rsid="00132838"/>
    </style:style>
    <style:style style:name="P9" style:family="paragraph" style:parent-style-name="Standard">
      <style:paragraph-properties fo:line-height="150%"/>
      <style:text-properties officeooo:rsid="00132cde" officeooo:paragraph-rsid="00132cde"/>
    </style:style>
    <style:style style:name="P10" style:family="paragraph" style:parent-style-name="Standard">
      <style:paragraph-properties fo:line-height="150%"/>
      <style:text-properties fo:font-weight="bold" officeooo:rsid="00132cde" officeooo:paragraph-rsid="00132cde" style:font-weight-asian="bold" style:font-weight-complex="bold"/>
    </style:style>
    <style:style style:name="P11" style:family="paragraph" style:parent-style-name="Standard">
      <style:paragraph-properties fo:line-height="150%"/>
      <style:text-properties fo:font-weight="normal" officeooo:rsid="00132cde" officeooo:paragraph-rsid="00132cde" style:font-weight-asian="normal" style:font-weight-complex="normal"/>
    </style:style>
    <style:style style:name="P12" style:family="paragraph" style:parent-style-name="Standard">
      <style:paragraph-properties fo:line-height="150%"/>
      <style:text-properties fo:font-weight="normal" officeooo:rsid="001331ca" officeooo:paragraph-rsid="001331ca" style:font-weight-asian="normal" style:font-weight-complex="normal"/>
    </style:style>
    <style:style style:name="P13" style:family="paragraph" style:parent-style-name="Standard">
      <style:paragraph-properties fo:line-height="150%"/>
      <style:text-properties officeooo:rsid="0014a7cd" officeooo:paragraph-rsid="0014a7cd"/>
    </style:style>
    <style:style style:name="P14" style:family="paragraph" style:parent-style-name="Standard">
      <style:paragraph-properties fo:line-height="150%"/>
      <style:text-properties officeooo:rsid="00166de6" officeooo:paragraph-rsid="00166de6"/>
    </style:style>
    <style:style style:name="P15" style:family="paragraph" style:parent-style-name="Title">
      <style:paragraph-properties fo:line-height="150%"/>
    </style:style>
    <style:style style:name="P16" style:family="paragraph" style:parent-style-name="Standard">
      <style:paragraph-properties fo:line-height="150%"/>
    </style:style>
    <style:style style:name="P17" style:family="paragraph" style:parent-style-name="Standard" style:list-style-name="L1">
      <style:paragraph-properties fo:line-height="150%"/>
    </style:style>
    <style:style style:name="P18" style:family="paragraph" style:parent-style-name="Standard">
      <style:paragraph-properties fo:line-height="150%"/>
      <style:text-properties fo:font-style="normal" fo:font-weight="normal" officeooo:rsid="0014a7cd" officeooo:paragraph-rsid="0014a7cd" style:font-style-asian="normal" style:font-weight-asian="normal" style:font-style-complex="normal" style:font-weight-complex="normal"/>
    </style:style>
    <style:style style:name="P19" style:family="paragraph" style:parent-style-name="Standard">
      <style:paragraph-properties fo:line-height="150%"/>
      <style:text-properties fo:font-style="normal" fo:font-weight="normal" officeooo:rsid="00166de6" officeooo:paragraph-rsid="00166de6" style:font-style-asian="normal" style:font-weight-asian="normal" style:font-style-complex="normal" style:font-weight-complex="normal"/>
    </style:style>
    <style:style style:name="P20" style:family="paragraph" style:parent-style-name="Standard">
      <style:paragraph-properties fo:line-height="150%" fo:text-align="justify" style:justify-single-word="false"/>
      <style:text-properties officeooo:rsid="0017f7fe" officeooo:paragraph-rsid="0017f7fe"/>
    </style:style>
    <style:style style:name="P21" style:family="paragraph" style:parent-style-name="Standard">
      <style:paragraph-properties fo:line-height="150%" fo:text-align="justify" style:justify-single-word="false"/>
      <style:text-properties officeooo:rsid="0010ddca" officeooo:paragraph-rsid="0010ddca"/>
    </style:style>
    <style:style style:name="P22" style:family="paragraph" style:parent-style-name="Standard">
      <style:paragraph-properties fo:line-height="150%" fo:text-align="justify" style:justify-single-word="false"/>
      <style:text-properties officeooo:rsid="00193324" officeooo:paragraph-rsid="00193324"/>
    </style:style>
    <style:style style:name="P23" style:family="paragraph" style:parent-style-name="Text_20_body">
      <style:paragraph-properties fo:line-height="150%"/>
    </style:style>
    <style:style style:name="P24" style:family="paragraph" style:parent-style-name="Text_20_body">
      <style:paragraph-properties fo:line-height="150%" fo:text-align="justify" style:justify-single-word="false"/>
      <style:text-properties officeooo:paragraph-rsid="00193324"/>
    </style:style>
    <style:style style:name="P25" style:family="paragraph" style:parent-style-name="Heading_20_2">
      <style:paragraph-properties fo:line-height="150%"/>
    </style:style>
    <style:style style:name="P26" style:family="paragraph" style:parent-style-name="Heading_20_2">
      <style:paragraph-properties fo:line-height="150%"/>
      <style:text-properties fo:font-weight="bold" style:font-weight-asian="bold" style:font-weight-complex="bold"/>
    </style:style>
    <style:style style:name="P27" style:family="paragraph" style:parent-style-name="Heading_20_1">
      <style:paragraph-properties fo:line-height="150%"/>
    </style:style>
    <style:style style:name="T1" style:family="text">
      <style:text-properties officeooo:rsid="0011e9b5"/>
    </style:style>
    <style:style style:name="T2" style:family="text">
      <style:text-properties fo:font-weight="bold" style:font-weight-asian="bold" style:font-weight-complex="bold"/>
    </style:style>
    <style:style style:name="T3" style:family="text">
      <style:text-properties fo:font-weight="bold" officeooo:rsid="0011e9b5" style:font-weight-asian="bold" style:font-weight-complex="bold"/>
    </style:style>
    <style:style style:name="T4" style:family="text">
      <style:text-properties fo:font-weight="bold" officeooo:rsid="00132cde" style:font-weight-asian="bold" style:font-weight-complex="bold"/>
    </style:style>
    <style:style style:name="T5" style:family="text">
      <style:text-properties fo:font-weight="bold" officeooo:rsid="001331ca" style:font-weight-asian="bold" style:font-weight-complex="bold"/>
    </style:style>
    <style:style style:name="T6" style:family="text">
      <style:text-properties fo:font-weight="bold" officeooo:rsid="00186ca6" style:font-weight-asian="bold" style:font-weight-complex="bold"/>
    </style:style>
    <style:style style:name="T7" style:family="text">
      <style:text-properties fo:font-weight="bold" officeooo:rsid="00193324"/>
    </style:style>
    <style:style style:name="T8" style:family="text">
      <style:text-properties officeooo:rsid="00132cde"/>
    </style:style>
    <style:style style:name="T9" style:family="text">
      <style:text-properties fo:font-weight="normal" style:font-weight-asian="normal" style:font-weight-complex="normal"/>
    </style:style>
    <style:style style:name="T10" style:family="text">
      <style:text-properties fo:font-weight="normal" officeooo:rsid="00132cde" style:font-weight-asian="normal" style:font-weight-complex="normal"/>
    </style:style>
    <style:style style:name="T11" style:family="text">
      <style:text-properties fo:font-weight="normal" officeooo:rsid="001331ca" style:font-weight-asian="normal" style:font-weight-complex="normal"/>
    </style:style>
    <style:style style:name="T12" style:family="text">
      <style:text-properties fo:font-weight="normal" officeooo:rsid="00166de6" style:font-weight-asian="normal" style:font-weight-complex="normal"/>
    </style:style>
    <style:style style:name="T13" style:family="text">
      <style:text-properties fo:font-weight="normal" officeooo:rsid="00186ca6"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6ad53"/>
    </style:style>
    <style:style style:name="T18" style:family="text">
      <style:text-properties officeooo:rsid="0018d7a0"/>
    </style:style>
    <style:style style:name="T19" style:family="text">
      <style:text-properties officeooo:rsid="0019332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hell notes</text:p>
      <text:p text:style-name="P1"/>
      <text:p text:style-name="P6"><text:span text:style-name="T17"><text:tab/>A shell is a command-line interpreter which exposes access to an operating system’s services. </text:span>It is named a shell because it is the outermost layer around the operating system. A shell manages the user–system interaction by prompting users for input, interpreting their input, and then handling an output from the underlying operating system. </text:p>
      <text:p text:style-name="P6"><text:tab/>Since the commands to the program are made of the same keystrokes as the data being sent to a remote computer, some means of distinguishing the two are required. An escape sequence can be defined, using either a special local keystroke that is never passed on but always interpreted by the local system. The program becomes modal, switching between interpreting commands from the keyboard or passing keystrokes on as data to be processed. </text:p>
      <text:p text:style-name="P1"/>
      <text:p text:style-name="P1"/>
      <text:p text:style-name="P1"/>
      <text:p text:style-name="P1"/>
      <text:h text:style-name="P27" text:outline-level="1">Timestamps</text:h>
      <text:p text:style-name="P1"/>
      <text:p text:style-name="P2">A file in Linux has three timestamps:</text:p>
      <text:list xml:id="list3564392829" text:style-name="L1">
        <text:list-item>
          <text:p text:style-name="P17">atime (access time) - The last time the file was accessed/opened by some command or application such as cat , vim or grep .</text:p>
        </text:list-item>
        <text:list-item>
          <text:p text:style-name="P17">mtime (modify time) - The last time the file’s content was modified.</text:p>
        </text:list-item>
        <text:list-item>
          <text:p text:style-name="P17">ctime (change time) - The last time the file’s attribute or content was changed. The attribute includes file permissions, file ownership or file location</text:p>
        </text:list-item>
      </text:list>
      <text:p text:style-name="P2"/>
      <text:p text:style-name="P2"/>
      <text:h text:style-name="P27" text:outline-level="1">Paths</text:h>
      <text:p text:style-name="P7"/>
      <text:p text:style-name="P3"><text:span text:style-name="T3">Absolute</text:span><text:span text:style-name="T1"> path : </text:span>you provide the entire path from the root of the filesystem to the target directory</text:p>
      <text:p text:style-name="P7"><text:soft-page-break/><text:span text:style-name="T2">Relative</text:span> path : referenced from the current working directory</text:p>
      <text:p text:style-name="P7"/>
      <text:h text:style-name="P27" text:outline-level="1">Permissions</text:h>
      <text:p text:style-name="P8"/>
      <text:h text:style-name="P25" text:outline-level="2">Classes</text:h>
      <text:p text:style-name="P8"/>
      <text:p text:style-name="P8">The references (or classes) are used to distinguish the users to whom the permissions apply. If no references are specified it defaults to “all”. The references are represented by one or more of the following letters:</text:p>
      <text:p text:style-name="P8"/>
      <text:p text:style-name="P9">u (user) : the owner of the file</text:p>
      <text:p text:style-name="P9">g (group) : users who are members of the file’s group</text:p>
      <text:p text:style-name="P4"><text:span text:style-name="T8">o (others) : </text:span>users who are not the owner of the file (folder) or members of the group</text:p>
      <text:p text:style-name="P9">a (all) : all three of the above</text:p>
      <text:p text:style-name="P9"/>
      <text:h text:style-name="P25" text:outline-level="2">Operators</text:h>
      <text:p text:style-name="P9"/>
      <text:p text:style-name="P9">The chmod program uses an operator to specify how the modes of a file (folder) should be adjusted. The following operators are accepted:</text:p>
      <text:p text:style-name="P9"/>
      <text:p text:style-name="P10">+<text:span text:style-name="T9"> : adds the specified modes to the specified classes</text:span></text:p>
      <text:p text:style-name="P10">-<text:span text:style-name="T9"> : removes the specified modes to the specified classes</text:span></text:p>
      <text:p text:style-name="P4"><text:span text:style-name="T4">=</text:span><text:span text:style-name="T10"> : </text:span><text:span text:style-name="T9">the modes specified are to be made the exact modes for the specified classes</text:span></text:p>
      <text:p text:style-name="P11"/>
      <text:h text:style-name="P26" text:outline-level="2"><text:span text:style-name="T8">M</text:span>odes</text:h>
      <text:p text:style-name="P12"/>
      <text:p text:style-name="P12">The modes indicate which permissions are to be granted or taken away from the specified classes. There are three basic modes which correspond to the basic permissions:</text:p>
      <text:p text:style-name="P12"><text:soft-page-break/></text:p>
      <text:p text:style-name="P5"><text:span text:style-name="T5">r</text:span><text:span text:style-name="T11"> (read) : </text:span><text:span text:style-name="T9">permitted to read the contents of file or directory (view files and sub-directories in that directory)</text:span></text:p>
      <text:p text:style-name="P5"><text:span text:style-name="T5">w</text:span><text:span text:style-name="T11"> (write) : </text:span><text:span text:style-name="T9">permitted to write to the file or in to the directory (create files and sub-directories in that directory)</text:span></text:p>
      <text:p text:style-name="P5"><text:span text:style-name="T5">x</text:span><text:span text:style-name="T11"> (execute) : </text:span><text:span text:style-name="T9">permitted to execute the file as a program/script or enter into that directory</text:span></text:p>
      <text:p text:style-name="P7"/>
      <text:p text:style-name="P7"/>
      <text:p text:style-name="P7"/>
      <text:p text:style-name="P13">Wildcard</text:p>
      <text:p text:style-name="P13"/>
      <text:p text:style-name="P13">The wildcard ( <text:span text:style-name="T2">*</text:span><text:span text:style-name="T9"> ) is a substitute for any string of characters </text:span><text:span text:style-name="T12">(including an empty one)</text:span><text:span text:style-name="T9">. </text:span></text:p>
      <text:p text:style-name="P13"><text:span text:style-name="T9">When you type</text:span><text:span text:style-name="T14"> echo *.txt</text:span><text:span text:style-name="T15"> in your terminal, all text files present in the current directory will be displayed on the standard output. The echo command deals only with display and doesn’t know a file from another set of data. It shouldn’t be able to find the files and substitute their names to *. It’s actually the shell that does it before it executes the command.</text:span></text:p>
      <text:p text:style-name="P18"/>
      <text:p text:style-name="P19">Tilde</text:p>
      <text:p text:style-name="P19"/>
      <text:p text:style-name="P14"><text:span text:style-name="T15">The tilde (</text:span><text:span text:style-name="T16">~</text:span><text:span text:style-name="T15">) is a substitute for the root directory of the current path.</text:span></text:p>
      <text:p text:style-name="P2"/>
      <text:p text:style-name="P2"/>
      <text:p text:style-name="P2"/>
      <text:p text:style-name="P20">Regular expressions</text:p>
      <text:p text:style-name="P1"/>
      <text:p text:style-name="P1">A regular expression is a pattern that describes a set of strings. Regular expressions are constructed <text:s text:c="2"/>analogously <text:s/>to <text:s/>arithmetic expressions, by using various operators to combine smaller expressions.</text:p>
      <text:p text:style-name="P20">The fundamental building blocks are the regular expressions that match a single character. Most characters, including all letters and digits, are regular expressions that match themselves. Any meta-character with special meaning may be quoted by preceding it with a backslash. The period <text:span text:style-name="T2">.</text:span><text:span text:style-name="T9"> matches any single character. It is unspecified whether it matches an encoding error.</text:span></text:p>
      <text:p text:style-name="P20"><text:span text:style-name="T9"/></text:p>
      <text:p text:style-name="P20"><text:soft-page-break/><text:span text:style-name="T9">A bracket expression is a list of characters enclosed by </text:span><text:span text:style-name="T2">[</text:span><text:span text:style-name="T9"> and </text:span><text:span text:style-name="T2">]</text:span><text:span text:style-name="T9">. It matches any single character in that list. If the first character of the list is the caret</text:span><text:span text:style-name="T2"> </text:span><text:span text:style-name="T6">^</text:span><text:span text:style-name="T2"> </text:span><text:span text:style-name="T9">then it matches any character not in the list; it is <text:s/>unspecified whether it matches an encoding error. For example, the regular expression [0123456789] matches any single digit. </text:span><text:span text:style-name="T6">[a-d]</text:span><text:span text:style-name="T13">corresponds to </text:span><text:span text:style-name="T6">[abcd]</text:span><text:span text:style-name="T13">. </text:span></text:p>
      <text:p text:style-name="P20"><text:span text:style-name="T13"/></text:p>
      <text:p text:style-name="P20"><text:span text:style-name="T13">The caret ^ and the dollar sign</text:span><text:span text:style-name="T6"> $ </text:span><text:span text:style-name="T13">are meta-characters that respectively match the empty string at the beginning and end of a line.</text:span></text:p>
      <text:p text:style-name="P1"/>
      <text:p text:style-name="P1">The symbols \&lt; and \&gt; <text:s/>respectively <text:s/>match <text:s/>the <text:s/>empty <text:s/>string <text:s/>at <text:s/>the beginning and end of a word. <text:s/>The symbol \b matches the empty string at the edge of a word, and \B matches the empty string provided <text:s/>it's <text:s/>not at the edge of a word. <text:s/>The symbol \w is a synonym for [_[:alnum:]] and \W is a synonym for [^_[:alnum:]].</text:p>
      <text:p text:style-name="P1"/>
      <text:p text:style-name="P1">A regular expression may be <text:s/>followed <text:s/>by <text:s/>one <text:s/>of <text:s/>several <text:s/>repetition operators:</text:p>
      <text:p text:style-name="P1"><text:s text:c="7"/>? <text:s text:c="5"/>The preceding item is optional and matched at most once.</text:p>
      <text:p text:style-name="P1"><text:s text:c="7"/>* <text:s text:c="5"/>The preceding item will be matched zero or more times.</text:p>
      <text:p text:style-name="P1"><text:s text:c="7"/>+ <text:s text:c="5"/>The preceding item will be matched one or more times.</text:p>
      <text:p text:style-name="P1"><text:s text:c="7"/>{n} <text:s text:c="3"/>The preceding item is matched exactly n times.</text:p>
      <text:p text:style-name="P1"><text:s text:c="7"/>{n,} <text:s text:c="2"/>The preceding item is matched n or more times.</text:p>
      <text:p text:style-name="P1"><text:s text:c="7"/>{,m} <text:s text:c="2"/>The <text:s/>preceding <text:s/>item <text:s/>is matched at most m times. <text:s/>This is a GNU</text:p>
      <text:p text:style-name="P1"><text:s text:c="14"/>extension.</text:p>
      <text:p text:style-name="P1"><text:s text:c="7"/>{n,m} <text:s/>The preceding item is matched at least n <text:s/>times, <text:s/>but <text:s/>not <text:s/>more</text:p>
      <text:p text:style-name="P1"><text:s text:c="14"/>than m times.</text:p>
      <text:p text:style-name="P1"/>
      <text:p text:style-name="P1">Two <text:s/>regular <text:s/>expressions <text:s/>may <text:s/>be <text:s/>concatenated; the resulting regular expression matches any string formed by <text:s/>concatenating <text:s/>two <text:s/>substrings that respectively match the concatenated expressions.</text:p>
      <text:p text:style-name="P1"/>
      <text:p text:style-name="P1">Two <text:s/>regular <text:s/>expressions <text:s/>may <text:s/>be <text:s/>joined by the infix operator |; the resulting <text:s/>regular <text:s/>expression <text:s/>matches <text:s/>any <text:s/>string <text:s/>matching <text:s text:c="2"/>either alternate expression.</text:p>
      <text:p text:style-name="P1"/>
      <text:p text:style-name="P1">Repetition <text:s/>takes <text:s/>precedence <text:s/>over <text:s/>concatenation, which in turn takes precedence over alternation. <text:s/>A whole expression <text:s/>may <text:s/>be <text:s/>enclosed <text:s/>in parentheses <text:s text:c="2"/>to <text:s text:c="2"/>override <text:s text:c="2"/>these <text:s text:c="2"/>precedence <text:s text:c="2"/>rules <text:s text:c="2"/>and <text:s/>form <text:s/>a subexpressio<text:span text:style-name="T18">n</text:span>.</text:p>
      <text:p text:style-name="P1"><text:soft-page-break/></text:p>
      <text:p text:style-name="P1"/>
      <text:p text:style-name="P1"/>
      <text:p text:style-name="P22">Hexadecimal</text:p>
      <text:p text:style-name="P22"/>
      <text:p text:style-name="P24"><text:span text:style-name="T19">In mathematics and computing, the </text:span><text:span text:style-name="T7">hexadecimal</text:span><text:span text:style-name="T19"> (also </text:span><text:span text:style-name="T7">base 16</text:span><text:span text:style-name="T19"> or </text:span><text:span text:style-name="T7">hex</text:span><text:span text:style-name="T19">) numeral system is a positional numeral system that represents numbers using a radix (base) of 16. Unlike the common way of representing numbers using 10 symbols, hexadecimal uses 16 distinct symbols, most often the symbols "0"–"9" to represent values 0 to 9, and "A"–"F" (or alternatively "a"–"f") to represent values 10 to 15. </text:span></text:p>
      <text:p text:style-name="P23">Hexadecimal numerals are widely used by computer system designers and programmers because they provide a human-friendly representation of binary-coded values. Each hexadecimal digit represents four bits (binary digits), also known as a nibble (or nybble), which is half a byte. For example, a single byte can have values ranging from 00000000 to 11111111 in binary form, which can be conveniently represented as 00 to FF in hexadecimal. </text:p>
      <text:p text:style-name="P22"/>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3:03:21.740399299</meta:creation-date>
    <dc:date>2020-11-12T17:44:19.282979605</dc:date>
    <meta:editing-duration>PT3H36M30S</meta:editing-duration>
    <meta:editing-cycles>5</meta:editing-cycles>
    <meta:generator>LibreOffice/6.1.5.2$Linux_X86_64 LibreOffice_project/10$Build-2</meta:generator>
    <meta:document-statistic meta:table-count="0" meta:image-count="0" meta:object-count="0" meta:page-count="5" meta:paragraph-count="55" meta:word-count="1093" meta:character-count="6629" meta:non-whitespace-character-count="5416"/>
  </office:meta>
</office:document-meta>
</file>